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def8" officeooo:paragraph-rsid="000bdef8"/>
    </style:style>
    <style:style style:name="P2" style:family="paragraph" style:parent-style-name="Standard">
      <style:text-properties officeooo:rsid="000bdef8" officeooo:paragraph-rsid="000e8099"/>
    </style:style>
    <style:style style:name="P3" style:family="paragraph" style:parent-style-name="Standard">
      <style:text-properties fo:font-weight="bold" officeooo:rsid="000bdef8" officeooo:paragraph-rsid="000bdef8" style:font-weight-asian="bold" style:font-weight-complex="bold"/>
    </style:style>
    <style:style style:name="P4" style:family="paragraph" style:parent-style-name="Standard">
      <style:text-properties fo:font-weight="bold" officeooo:rsid="000ac7b8" officeooo:paragraph-rsid="000ac7b8" style:font-weight-asian="bold" style:font-weight-complex="bold"/>
    </style:style>
    <style:style style:name="P5" style:family="paragraph" style:parent-style-name="Standard">
      <style:text-properties fo:font-weight="bold" officeooo:rsid="001411b6" officeooo:paragraph-rsid="001411b6" style:font-weight-asian="bold" style:font-weight-complex="bold"/>
    </style:style>
    <style:style style:name="P6" style:family="paragraph" style:parent-style-name="Standard">
      <style:text-properties fo:font-weight="bold" officeooo:rsid="001b5668" officeooo:paragraph-rsid="001b5668" style:font-weight-asian="bold" style:font-weight-complex="bold"/>
    </style:style>
    <style:style style:name="P7" style:family="paragraph" style:parent-style-name="Standard">
      <style:text-properties fo:font-weight="bold" officeooo:rsid="00285cbc" officeooo:paragraph-rsid="00285cbc" style:font-weight-asian="bold" style:font-weight-complex="bold"/>
    </style:style>
    <style:style style:name="P8" style:family="paragraph" style:parent-style-name="Standard">
      <style:text-properties officeooo:rsid="001411b6" officeooo:paragraph-rsid="001411b6"/>
    </style:style>
    <style:style style:name="P9" style:family="paragraph" style:parent-style-name="Standard">
      <style:text-properties officeooo:rsid="0014a9ce" officeooo:paragraph-rsid="0014a9ce"/>
    </style:style>
    <style:style style:name="P10" style:family="paragraph" style:parent-style-name="Standard">
      <style:text-properties officeooo:rsid="001699f0" officeooo:paragraph-rsid="001699f0"/>
    </style:style>
    <style:style style:name="P11" style:family="paragraph" style:parent-style-name="Standard">
      <style:text-properties officeooo:rsid="001b5668" officeooo:paragraph-rsid="001b5668"/>
    </style:style>
    <style:style style:name="P12" style:family="paragraph" style:parent-style-name="Standard">
      <style:text-properties officeooo:rsid="0025c34d" officeooo:paragraph-rsid="0025c34d"/>
    </style:style>
    <style:style style:name="P13" style:family="paragraph" style:parent-style-name="Standard">
      <style:text-properties officeooo:rsid="00285cbc" officeooo:paragraph-rsid="00285cbc"/>
    </style:style>
    <style:style style:name="P14" style:family="paragraph" style:parent-style-name="Standard">
      <style:text-properties fo:font-weight="normal" officeooo:rsid="00285cbc" officeooo:paragraph-rsid="00285cbc" style:font-weight-asian="normal" style:font-weight-complex="normal"/>
    </style:style>
    <style:style style:name="P15" style:family="paragraph" style:parent-style-name="Standard">
      <style:text-properties fo:font-weight="normal" officeooo:rsid="002c9992" officeooo:paragraph-rsid="002c9992" style:font-weight-asian="normal" style:font-weight-complex="normal"/>
    </style:style>
    <style:style style:name="P16" style:family="paragraph" style:parent-style-name="Text_20_body">
      <style:text-properties officeooo:rsid="000bdef8" officeooo:paragraph-rsid="000bdef8"/>
    </style:style>
    <style:style style:name="P17" style:family="paragraph" style:parent-style-name="Text_20_body">
      <style:text-properties officeooo:rsid="001699f0" officeooo:paragraph-rsid="001699f0"/>
    </style:style>
    <style:style style:name="P18" style:family="paragraph" style:parent-style-name="Standard">
      <style:text-properties fo:font-weight="normal" officeooo:rsid="002c9992" officeooo:paragraph-rsid="002c9992" style:font-weight-asian="normal" style:font-weight-complex="normal"/>
    </style:style>
    <style:style style:name="P19" style:family="paragraph" style:parent-style-name="Standard">
      <style:text-properties fo:font-weight="normal" officeooo:rsid="002e087e" officeooo:paragraph-rsid="002e087e" style:font-weight-asian="normal" style:font-weight-complex="normal"/>
    </style:style>
    <style:style style:name="P20" style:family="paragraph" style:parent-style-name="Standard">
      <style:paragraph-properties fo:break-before="page"/>
      <style:text-properties fo:font-weight="normal" officeooo:rsid="002e087e" officeooo:paragraph-rsid="002e087e" style:font-weight-asian="normal" style:font-weight-complex="normal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1">
      <style:paragraph-properties fo:margin-top="0cm" fo:margin-bottom="0cm" loext:contextual-spacing="false"/>
    </style:style>
    <style:style style:name="P25" style:family="paragraph" style:parent-style-name="Text_20_body" style:list-style-name="L2">
      <style:paragraph-properties fo:margin-top="0cm" fo:margin-bottom="0cm" loext:contextual-spacing="false"/>
    </style:style>
    <style:style style:name="P2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0e8099"/>
    </style:style>
    <style:style style:name="T2" style:family="text">
      <style:text-properties officeooo:rsid="00195680"/>
    </style:style>
    <style:style style:name="T3" style:family="text">
      <style:text-properties officeooo:rsid="001d87cb"/>
    </style:style>
    <style:style style:name="T4" style:family="text">
      <style:text-properties officeooo:rsid="001e706d"/>
    </style:style>
    <style:style style:name="T5" style:family="text">
      <style:text-properties officeooo:rsid="0022d672"/>
    </style:style>
    <style:style style:name="T6" style:family="text">
      <style:text-properties officeooo:rsid="0026f651"/>
    </style:style>
    <style:style style:name="T7" style:family="text">
      <style:text-properties officeooo:rsid="0027d97a"/>
    </style:style>
    <style:style style:name="T8" style:family="text">
      <style:text-properties officeooo:rsid="002a989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2/05/20</text:p>
      <text:p text:style-name="Standard"/>
      <text:p text:style-name="Standard">Session data: From 2020-05-12, 20:18:55 to 2020-05-12, 20:58:34</text:p>
      <text:p text:style-name="Standard">Session: 00:39h</text:p>
      <text:p text:style-name="Standard">Loot Type: Market</text:p>
      <text:p text:style-name="Standard">Loot: 0</text:p>
      <text:p text:style-name="Standard">Supplies: 1,766,615</text:p>
      <text:p text:style-name="Standard">Balance: -1,766,615</text:p>
      <text:p text:style-name="Standard">Alonzo Harriz</text:p>
      <text:p text:style-name="Standard"><text:tab/>Loot: 0</text:p>
      <text:p text:style-name="Standard"><text:tab/>Supplies: 111,038</text:p>
      <text:p text:style-name="Standard"><text:tab/>Balance: -111,038</text:p>
      <text:p text:style-name="Standard"><text:tab/>Damage: 145,404</text:p>
      <text:p text:style-name="Standard"><text:tab/>Healing: 24,410</text:p>
      <text:p text:style-name="Standard">Biro Devius</text:p>
      <text:p text:style-name="Standard"><text:tab/>Loot: 0</text:p>
      <text:p text:style-name="Standard"><text:tab/>Supplies: 67,531</text:p>
      <text:p text:style-name="Standard"><text:tab/>Balance: -67,531</text:p>
      <text:p text:style-name="Standard"><text:tab/>Damage: 258,870</text:p>
      <text:p text:style-name="Standard"><text:tab/>Healing: 24,342</text:p>
      <text:p text:style-name="Standard">Bruxo Montezuma</text:p>
      <text:p text:style-name="Standard"><text:tab/>Loot: 0</text:p>
      <text:p text:style-name="Standard"><text:tab/>Supplies: 312,761</text:p>
      <text:p text:style-name="Standard"><text:tab/>Balance: -312,761</text:p>
      <text:p text:style-name="Standard"><text:tab/>Damage: 242,288</text:p>
      <text:p text:style-name="Standard"><text:tab/>Healing: 749,290</text:p>
      <text:p text:style-name="Standard">Genosz</text:p>
      <text:p text:style-name="Standard"><text:tab/>Loot: 0</text:p>
      <text:p text:style-name="Standard"><text:tab/>Supplies: 62,550</text:p>
      <text:p text:style-name="Standard"><text:tab/>Balance: -62,550</text:p>
      <text:p text:style-name="Standard"><text:tab/>Damage: 316,273</text:p>
      <text:p text:style-name="Standard"><text:tab/>Healing: 5,141</text:p>
      <text:p text:style-name="Standard">Guardian'Henry (Leader)</text:p>
      <text:p text:style-name="Standard"><text:tab/>Loot: 0</text:p>
      <text:p text:style-name="Standard"><text:tab/>Supplies: 74,456</text:p>
      <text:p text:style-name="Standard"><text:tab/>Balance: -74,456</text:p>
      <text:p text:style-name="Standard"><text:tab/>Damage: 233,889</text:p>
      <text:p text:style-name="Standard"><text:tab/>Healing: 121,176</text:p>
      <text:p text:style-name="Standard">Larakiller</text:p>
      <text:p text:style-name="Standard"><text:tab/>Loot: 0</text:p>
      <text:p text:style-name="Standard"><text:tab/>Supplies: 290,801</text:p>
      <text:p text:style-name="Standard"><text:tab/>Balance: -290,801</text:p>
      <text:p text:style-name="Standard"><text:tab/>Damage: 269,154</text:p>
      <text:p text:style-name="Standard"><text:tab/>Healing: 402,986</text:p>
      <text:p text:style-name="Standard">Paladino Kisusto</text:p>
      <text:p text:style-name="Standard"><text:tab/>Loot: 0</text:p>
      <text:p text:style-name="Standard"><text:tab/>Supplies: 75,086</text:p>
      <text:p text:style-name="Standard"><text:tab/>Balance: -75,086</text:p>
      <text:p text:style-name="Standard"><text:tab/>Damage: 262,472</text:p>
      <text:p text:style-name="Standard"><text:tab/>Healing: 80,859</text:p>
      <text:p text:style-name="Standard">Rods Rufo</text:p>
      <text:p text:style-name="Standard"><text:tab/>Loot: 0</text:p>
      <text:p text:style-name="Standard"><text:soft-page-break/><text:tab/>Supplies: 228,763</text:p>
      <text:p text:style-name="Standard"><text:tab/>Balance: -228,763</text:p>
      <text:p text:style-name="Standard"><text:tab/>Damage: 383,017</text:p>
      <text:p text:style-name="Standard"><text:tab/>Healing: 678</text:p>
      <text:p text:style-name="Standard">Sir Razzor</text:p>
      <text:p text:style-name="Standard"><text:tab/>Loot: 0</text:p>
      <text:p text:style-name="Standard"><text:tab/>Supplies: 317,670</text:p>
      <text:p text:style-name="Standard"><text:tab/>Balance: -317,670</text:p>
      <text:p text:style-name="Standard"><text:tab/>Damage: 211,813</text:p>
      <text:p text:style-name="Standard"><text:tab/>Healing: 370,471</text:p>
      <text:p text:style-name="Standard">Xongu</text:p>
      <text:p text:style-name="Standard"><text:tab/>Loot: 0</text:p>
      <text:p text:style-name="Standard"><text:tab/>Supplies: 225,959</text:p>
      <text:p text:style-name="Standard"><text:tab/>Balance: -225,959</text:p>
      <text:p text:style-name="Standard"><text:tab/>Damage: 331,812</text:p>
      <text:p text:style-name="Standard"><text:tab/>Healing: 0</text:p>
      <text:p text:style-name="Standard"/>
      <text:p text:style-name="Standard"/>
      <text:p text:style-name="Text_20_body">O PREJUÍZO da hunt foi de -1719.</text:p>
      <text:p text:style-name="Text_20_body">O PREJUÍZO individual foi de -172.</text:p>
      <text:h text:style-name="Heading_20_3" text:outline-level="3">Os seguintes pagamentos devem ser realizados:</text:h>
      <text:list xml:id="list125304475" text:style-name="L1">
        <text:list-item>
          <text:p text:style-name="P24">ALONZO HARRIZ deve pagar 103 para BRUXO MONTEZUMA.</text:p>
        </text:list-item>
        <text:list-item>
          <text:p text:style-name="P24">BIRO DEVIUS deve pagar 37 para BRUXO MONTEZUMA.</text:p>
        </text:list-item>
        <text:list-item>
          <text:p text:style-name="P24">BIRO DEVIUS deve pagar 68 para LARAKILLER.</text:p>
        </text:list-item>
        <text:list-item>
          <text:p text:style-name="P24">GENOSZ deve pagar 50 para LARAKILLER.</text:p>
        </text:list-item>
        <text:list-item>
          <text:p text:style-name="P24">GENOSZ deve pagar 56 para RODS RUFO.</text:p>
        </text:list-item>
        <text:list-item>
          <text:p text:style-name="P24">GENOSZ deve pagar 3 para SIR RAZZOR.</text:p>
        </text:list-item>
        <text:list-item>
          <text:p text:style-name="P24">GUARDIAN'HENRY deve pagar 98 para SIR RAZZOR.</text:p>
        </text:list-item>
        <text:list-item>
          <text:p text:style-name="P24">PALADINO KISUSTO deve pagar 44 para SIR RAZZOR.</text:p>
        </text:list-item>
        <text:list-item>
          <text:p text:style-name="P21">PALADINO KISUSTO deve pagar 53 para XONGU.</text:p>
        </text:list-item>
      </text:list>
      <text:p text:style-name="Standard"/>
      <text:p text:style-name="P3">13/05/2020</text:p>
      <text:p text:style-name="P1"/>
      <text:p text:style-name="P1">toga mortis 9.6<text:span text:style-name="T1">75</text:span>.000</text:p>
      <text:p text:style-name="P1"/>
      <text:p text:style-name="P1">Session data: From 2020-05-13, 20:14:00 to 2020-05-13, 20:56:46</text:p>
      <text:p text:style-name="P1">Session: 00:42h</text:p>
      <text:p text:style-name="P1">Loot Type: Market</text:p>
      <text:p text:style-name="P1">Loot: 11,020,264</text:p>
      <text:p text:style-name="P1">Supplies: 1,752,563</text:p>
      <text:p text:style-name="P1">Balance: 9,267,701</text:p>
      <text:p text:style-name="P1">Bamzay</text:p>
      <text:p text:style-name="P1"><text:tab/>Loot: 154,447</text:p>
      <text:p text:style-name="P1"><text:tab/>Supplies: 426,571</text:p>
      <text:p text:style-name="P1"><text:tab/>Balance: -272,124</text:p>
      <text:p text:style-name="P1"><text:tab/>Damage: 184,878</text:p>
      <text:p text:style-name="P1"><text:tab/>Healing: 253,839</text:p>
      <text:p text:style-name="P1">Bruxo Montezuma</text:p>
      <text:p text:style-name="P1"><text:soft-page-break/><text:tab/>Loot: 158,312</text:p>
      <text:p text:style-name="P1"><text:tab/>Supplies: 250,308</text:p>
      <text:p text:style-name="P1"><text:tab/>Balance: -91,996</text:p>
      <text:p text:style-name="P1"><text:tab/>Damage: 270,353</text:p>
      <text:p text:style-name="P1"><text:tab/>Healing: 386,678</text:p>
      <text:p text:style-name="P1">Casillera</text:p>
      <text:p text:style-name="P1"><text:tab/>Loot: 86,613</text:p>
      <text:p text:style-name="P1"><text:tab/>Supplies: 82,240</text:p>
      <text:p text:style-name="P1"><text:tab/>Balance: 4,373</text:p>
      <text:p text:style-name="P1"><text:tab/>Damage: 152,481</text:p>
      <text:p text:style-name="P1"><text:tab/>Healing: 46,633</text:p>
      <text:p text:style-name="P1">Genosz</text:p>
      <text:p text:style-name="P1"><text:tab/>Loot: 277,222</text:p>
      <text:p text:style-name="P1"><text:tab/>Supplies: 50,445</text:p>
      <text:p text:style-name="P1"><text:tab/>Balance: 226,777</text:p>
      <text:p text:style-name="P1"><text:tab/>Damage: 341,008</text:p>
      <text:p text:style-name="P1"><text:tab/>Healing: 7,393</text:p>
      <text:p text:style-name="P1">Guardian'Henry</text:p>
      <text:p text:style-name="P1"><text:tab/>Loot: 106,796</text:p>
      <text:p text:style-name="P1"><text:tab/>Supplies: 61,490</text:p>
      <text:p text:style-name="P1"><text:tab/>Balance: 45,306</text:p>
      <text:p text:style-name="P1"><text:tab/>Damage: 237,571</text:p>
      <text:p text:style-name="P1"><text:tab/>Healing: 76,364</text:p>
      <text:p text:style-name="P1">Larakiller</text:p>
      <text:p text:style-name="P1"><text:tab/>Loot: 166,110</text:p>
      <text:p text:style-name="P1"><text:tab/>Supplies: 204,091</text:p>
      <text:p text:style-name="P1"><text:tab/>Balance: -37,981</text:p>
      <text:p text:style-name="P1"><text:tab/>Damage: 242,687</text:p>
      <text:p text:style-name="P1"><text:tab/>Healing: 215,770</text:p>
      <text:p text:style-name="P1">Rods Rufo</text:p>
      <text:p text:style-name="P1"><text:tab/>Loot: 88,886</text:p>
      <text:p text:style-name="P1"><text:tab/>Supplies: 211,176</text:p>
      <text:p text:style-name="P1"><text:tab/>Balance: -122,290</text:p>
      <text:p text:style-name="P1"><text:tab/>Damage: 321,176</text:p>
      <text:p text:style-name="P1"><text:tab/>Healing: 937</text:p>
      <text:p text:style-name="P1">Servel (Leader)</text:p>
      <text:p text:style-name="P1"><text:tab/>Loot: 9,615,485</text:p>
      <text:p text:style-name="P1"><text:tab/>Supplies: 45,140</text:p>
      <text:p text:style-name="P2"><text:tab/>Balance: 9,570,345 <text:span text:style-name="T1">(</text:span>9,570,345-<text:span text:style-name="T1">675,000) = REAL VENDIDO 8,895,345</text:span></text:p>
      <text:p text:style-name="P1"><text:tab/>Damage: 348,514</text:p>
      <text:p text:style-name="P1"><text:tab/>Healing: 32,613</text:p>
      <text:p text:style-name="P1">Sir Razzor</text:p>
      <text:p text:style-name="P1"><text:tab/>Loot: 153,449</text:p>
      <text:p text:style-name="P1"><text:tab/>Supplies: 268,071</text:p>
      <text:p text:style-name="P1"><text:tab/>Balance: -114,622</text:p>
      <text:p text:style-name="P1"><text:tab/>Damage: 174,799</text:p>
      <text:p text:style-name="P1"><text:tab/>Healing: 178,785</text:p>
      <text:p text:style-name="P1">Xongu</text:p>
      <text:p text:style-name="P1"><text:tab/>Loot: 212,944</text:p>
      <text:p text:style-name="P1"><text:tab/>Supplies: 153,031</text:p>
      <text:p text:style-name="P1"><text:tab/>Balance: 59,913</text:p>
      <text:p text:style-name="P1"><text:tab/>Damage: 300,352</text:p>
      <text:p text:style-name="P1"><text:soft-page-break/><text:tab/>Healing: 0</text:p>
      <text:p text:style-name="P1"/>
      <text:p text:style-name="P1"/>
      <text:p text:style-name="P1"/>
      <text:p text:style-name="P16">O LUCRO da hunt foi de 8592000.</text:p>
      <text:p text:style-name="Text_20_body">O LUCRO individual foi de 859200.</text:p>
      <text:h text:style-name="Heading_20_3" text:outline-level="3">Os seguintes pagamentos devem ser realizados:</text:h>
      <text:list xml:id="list2082107438" text:style-name="L2">
        <text:list-item>
          <text:p text:style-name="P25">SERVEL deve pagar 1131200 para BAMZAY.</text:p>
        </text:list-item>
        <text:list-item>
          <text:p text:style-name="P25">SERVEL deve pagar 951200 para BRUXO MONTEZUMA.</text:p>
        </text:list-item>
        <text:list-item>
          <text:p text:style-name="P25">SERVEL deve pagar 855200 para CASILLERA.</text:p>
        </text:list-item>
        <text:list-item>
          <text:p text:style-name="P25">SERVEL deve pagar 633200 para GENOSZ.</text:p>
        </text:list-item>
        <text:list-item>
          <text:p text:style-name="P25">SERVEL deve pagar 814200 para GUARDIAN'HENRY.</text:p>
        </text:list-item>
        <text:list-item>
          <text:p text:style-name="P25">SERVEL deve pagar 897200 para LARAKILLER.</text:p>
        </text:list-item>
        <text:list-item>
          <text:p text:style-name="P25">SERVEL deve pagar 981200 para RODS RUFO.</text:p>
        </text:list-item>
        <text:list-item>
          <text:p text:style-name="P25">SERVEL deve pagar 973200 para SIR RAZZOR.</text:p>
        </text:list-item>
        <text:list-item>
          <text:p text:style-name="P22">SERVEL deve pagar 799200 para XONGU.</text:p>
        </text:list-item>
      </text:list>
      <text:p text:style-name="P1"/>
      <text:p text:style-name="P5">14/05/2020</text:p>
      <text:p text:style-name="P8"/>
      <text:p text:style-name="P8">Session data: From 2020-05-14, 20:20:04 to 2020-05-14, 21:06:56</text:p>
      <text:p text:style-name="P8">Session: 00:46h</text:p>
      <text:p text:style-name="P8">Loot Type: Market</text:p>
      <text:p text:style-name="P8">Loot: 1,721,914</text:p>
      <text:p text:style-name="P8">Supplies: 1,557,468</text:p>
      <text:p text:style-name="P8">Balance: 164,446</text:p>
      <text:p text:style-name="P8">Bamzay</text:p>
      <text:p text:style-name="P8"><text:tab/>Loot: 152,050</text:p>
      <text:p text:style-name="P8"><text:tab/>Supplies: 301,944</text:p>
      <text:p text:style-name="P8"><text:tab/>Balance: -149,894</text:p>
      <text:p text:style-name="P8"><text:tab/>Damage: 236,537</text:p>
      <text:p text:style-name="P8"><text:tab/>Healing: 469,682</text:p>
      <text:p text:style-name="P8">Biro Devius</text:p>
      <text:p text:style-name="P8"><text:tab/>Loot: 173,639</text:p>
      <text:p text:style-name="P8"><text:tab/>Supplies: 83,161</text:p>
      <text:p text:style-name="P8"><text:tab/>Balance: 90,478</text:p>
      <text:p text:style-name="P8"><text:tab/>Damage: 313,704</text:p>
      <text:p text:style-name="P8"><text:tab/>Healing: 53,203</text:p>
      <text:p text:style-name="P8">Bruxo Montezuma</text:p>
      <text:p text:style-name="P8"><text:tab/>Loot: 149,954</text:p>
      <text:p text:style-name="P8"><text:tab/>Supplies: 301,812</text:p>
      <text:p text:style-name="P8"><text:tab/>Balance: -151,858</text:p>
      <text:p text:style-name="P8"><text:tab/>Damage: 242,920</text:p>
      <text:p text:style-name="P8"><text:tab/>Healing: 608,268</text:p>
      <text:p text:style-name="P8">Casillera</text:p>
      <text:p text:style-name="P8"><text:tab/>Loot: 55,222</text:p>
      <text:p text:style-name="P8"><text:tab/>Supplies: 123,859</text:p>
      <text:p text:style-name="P8"><text:tab/>Balance: -68,637</text:p>
      <text:p text:style-name="P8"><text:tab/>Damage: 153,773</text:p>
      <text:p text:style-name="P8"><text:soft-page-break/><text:tab/>Healing: 93,235</text:p>
      <text:p text:style-name="P8">Genosz</text:p>
      <text:p text:style-name="P8"><text:tab/>Loot: 106,001</text:p>
      <text:p text:style-name="P8"><text:tab/>Supplies: 68,946</text:p>
      <text:p text:style-name="P8"><text:tab/>Balance: 37,055</text:p>
      <text:p text:style-name="P8"><text:tab/>Damage: 368,692</text:p>
      <text:p text:style-name="P8"><text:tab/>Healing: 1,473</text:p>
      <text:p text:style-name="P9">Guardian'Henry</text:p>
      <text:p text:style-name="P8"><text:tab/>Loot: 136,034</text:p>
      <text:p text:style-name="P8"><text:tab/>Supplies: 47,094</text:p>
      <text:p text:style-name="P8"><text:tab/>Balance: 88,940</text:p>
      <text:p text:style-name="P8"><text:tab/>Damage: 225,107</text:p>
      <text:p text:style-name="P8"><text:tab/>Healing: 74,014</text:p>
      <text:p text:style-name="P8">Larakiller</text:p>
      <text:p text:style-name="P8"><text:tab/>Loot: 161,662</text:p>
      <text:p text:style-name="P8"><text:tab/>Supplies: 207,157</text:p>
      <text:p text:style-name="P8"><text:tab/>Balance: -45,495</text:p>
      <text:p text:style-name="P8"><text:tab/>Damage: 256,611</text:p>
      <text:p text:style-name="P8"><text:tab/>Healing: 232,256</text:p>
      <text:p text:style-name="P8">Rods Rufo</text:p>
      <text:p text:style-name="P8"><text:tab/>Loot: 294,061</text:p>
      <text:p text:style-name="P8"><text:tab/>Supplies: 222,107</text:p>
      <text:p text:style-name="P8"><text:tab/>Balance: 71,954</text:p>
      <text:p text:style-name="P8"><text:tab/>Damage: 375,292</text:p>
      <text:p text:style-name="P8"><text:tab/>Healing: 1,890</text:p>
      <text:p text:style-name="P8">Servel (Leader)</text:p>
      <text:p text:style-name="P8"><text:tab/>Loot: 316,266</text:p>
      <text:p text:style-name="P8"><text:tab/>Supplies: 61,987</text:p>
      <text:p text:style-name="P8"><text:tab/>Balance: 254,279</text:p>
      <text:p text:style-name="P8"><text:tab/>Damage: 335,676</text:p>
      <text:p text:style-name="P8"><text:tab/>Healing: 60,014</text:p>
      <text:p text:style-name="P8">Xongu</text:p>
      <text:p text:style-name="P8"><text:tab/>Loot: 177,025</text:p>
      <text:p text:style-name="P8"><text:tab/>Supplies: 139,401</text:p>
      <text:p text:style-name="P8"><text:tab/>Balance: 37,624</text:p>
      <text:p text:style-name="P8"><text:tab/>Damage: 304,922</text:p>
      <text:p text:style-name="P8"><text:tab/>Healing: 0</text:p>
      <text:p text:style-name="P8"/>
      <text:p text:style-name="P8"/>
      <text:p text:style-name="P8">O LUCRO da hunt foi de 165.</text:p>
      <text:p text:style-name="P8"/>
      <text:p text:style-name="P8">O LUCRO individual foi de 17.</text:p>
      <text:p text:style-name="P8">Os seguintes pagamentos devem ser realizados:</text:p>
      <text:p text:style-name="P8"/>
      <text:p text:style-name="P8"><text:s text:c="4"/>BIRO DEVIUS deve pagar 74 para BAMZAY.</text:p>
      <text:p text:style-name="P8"><text:s text:c="4"/>GENOSZ deve pagar 21 para BAMZAY.</text:p>
      <text:p text:style-name="P8"><text:s text:c="4"/>GUARDIAN'HENRY deve pagar 73 para BAMZAY.</text:p>
      <text:p text:style-name="P8"><text:s text:c="4"/>RODS RUFO deve pagar 56 para BRUXO MONTEZUMA.</text:p>
      <text:p text:style-name="P8"><text:s text:c="4"/>SERVEL deve pagar 113 para BRUXO MONTEZUMA.</text:p>
      <text:p text:style-name="P8"><text:s text:c="4"/>SERVEL deve pagar 85 para CASILLERA.</text:p>
      <text:p text:style-name="P8"><text:s text:c="4"/>SERVEL deve pagar 40 para LARAKILLER.</text:p>
      <text:p text:style-name="P8"><text:s text:c="4"/>XONGU deve pagar 22 para LARAKILLER.</text:p>
      <text:p text:style-name="P10"><text:soft-page-break/>15/05/2020</text:p>
      <text:p text:style-name="P10"/>
      <text:p text:style-name="P10">Session data: From 2020-05-15, 20:48:39 to 2020-05-15, 21:13:20</text:p>
      <text:p text:style-name="P10">Session: 00:24h</text:p>
      <text:p text:style-name="P10">Loot Type: Leader</text:p>
      <text:p text:style-name="P10">Loot: 10,964,462</text:p>
      <text:p text:style-name="P10">Supplies: 1,319,802</text:p>
      <text:p text:style-name="P10">Balance: 9,644,660</text:p>
      <text:p text:style-name="P10">Biro Devius</text:p>
      <text:p text:style-name="P10"><text:tab/>Loot: 205,792</text:p>
      <text:p text:style-name="P10"><text:tab/>Supplies: 67,433</text:p>
      <text:p text:style-name="P10"><text:tab/>Balance: 138,359</text:p>
      <text:p text:style-name="P10"><text:tab/>Damage: 287,052</text:p>
      <text:p text:style-name="P10"><text:tab/>Healing: 16,836</text:p>
      <text:p text:style-name="P10">Bruxo Montezuma</text:p>
      <text:p text:style-name="P10"><text:tab/>Loot: 112,756</text:p>
      <text:p text:style-name="P10"><text:tab/>Supplies: 234,835</text:p>
      <text:p text:style-name="P10"><text:tab/>Balance: -122,079</text:p>
      <text:p text:style-name="P10"><text:tab/>Damage: 281,260</text:p>
      <text:p text:style-name="P10"><text:tab/>Healing: 497,096</text:p>
      <text:p text:style-name="P10">Casillera (Leader)</text:p>
      <text:p text:style-name="P10"><text:tab/>Loot: 114,580</text:p>
      <text:p text:style-name="P10"><text:tab/>Supplies: 102,132</text:p>
      <text:p text:style-name="P10"><text:tab/>Balance: 12,448</text:p>
      <text:p text:style-name="P10"><text:tab/>Damage: 147,498</text:p>
      <text:p text:style-name="P10"><text:tab/>Healing: 34,700</text:p>
      <text:p text:style-name="P10">Fa diinha</text:p>
      <text:p text:style-name="P10"><text:tab/>Loot: 9,445,833 <text:span text:style-name="T2">(esse valor é exatamente a média do market) (ela não pegou outros loots)</text:span></text:p>
      <text:p text:style-name="P10"><text:tab/>Supplies: 156,601</text:p>
      <text:p text:style-name="P10"><text:tab/>Balance: 9,289,232 <text:span text:style-name="T3">= 0 (balance real do loot individual sem rare) Ela só pegou a toga mortis</text:span></text:p>
      <text:p text:style-name="P10"><text:tab/>Damage: 288,114</text:p>
      <text:p text:style-name="P10"><text:tab/>Healing: 702,436</text:p>
      <text:p text:style-name="P10">Genosz</text:p>
      <text:p text:style-name="P10"><text:tab/>Loot: 186,754</text:p>
      <text:p text:style-name="P10"><text:tab/>Supplies: 31,072</text:p>
      <text:p text:style-name="P10"><text:tab/>Balance: 155,682</text:p>
      <text:p text:style-name="P10"><text:tab/>Damage: 383,884</text:p>
      <text:p text:style-name="P10"><text:tab/>Healing: 3,574</text:p>
      <text:p text:style-name="P10">Guardian'Henry</text:p>
      <text:p text:style-name="P10"><text:tab/>Loot: 194,804</text:p>
      <text:p text:style-name="P10"><text:tab/>Supplies: 46,820</text:p>
      <text:p text:style-name="P10"><text:tab/>Balance: 147,984</text:p>
      <text:p text:style-name="P10"><text:tab/>Damage: 234,263</text:p>
      <text:p text:style-name="P10"><text:tab/>Healing: 69,162</text:p>
      <text:p text:style-name="P10">Rods Rufo</text:p>
      <text:p text:style-name="P10"><text:tab/>Loot: 152,862</text:p>
      <text:p text:style-name="P10"><text:tab/>Supplies: 216,064</text:p>
      <text:p text:style-name="P10"><text:tab/>Balance: -63,202 <text:span text:style-name="T4">+ 10,900,000 (toga mortis 11kk market) = 10,836,798</text:span></text:p>
      <text:p text:style-name="P10"><text:tab/>Damage: 343,268</text:p>
      <text:p text:style-name="P10"><text:tab/>Healing: 608</text:p>
      <text:p text:style-name="P10">Servel</text:p>
      <text:p text:style-name="P10"><text:tab/>Loot: 198,506</text:p>
      <text:p text:style-name="P10"><text:soft-page-break/><text:tab/>Supplies: 63,279</text:p>
      <text:p text:style-name="P10"><text:tab/>Balance: 135,227</text:p>
      <text:p text:style-name="P10"><text:tab/>Damage: 342,403</text:p>
      <text:p text:style-name="P10"><text:tab/>Healing: 47,172</text:p>
      <text:p text:style-name="P10">Sir Razzor</text:p>
      <text:p text:style-name="P10"><text:tab/>Loot: 164,871</text:p>
      <text:p text:style-name="P10"><text:tab/>Supplies: 218,591</text:p>
      <text:p text:style-name="P10"><text:tab/>Balance: -53,720</text:p>
      <text:p text:style-name="P10"><text:tab/>Damage: 173,167</text:p>
      <text:p text:style-name="P10"><text:tab/>Healing: 244,784</text:p>
      <text:p text:style-name="P10">Xongu</text:p>
      <text:p text:style-name="P10"><text:tab/>Loot: 187,704</text:p>
      <text:p text:style-name="P10"><text:tab/>Supplies: 182,975</text:p>
      <text:p text:style-name="P10"><text:tab/>Balance: 4,729</text:p>
      <text:p text:style-name="P10"><text:tab/>Damage: 308,653</text:p>
      <text:p text:style-name="P10"><text:tab/>Healing: 0</text:p>
      <text:p text:style-name="P10"/>
      <text:p text:style-name="P17">O LUCRO da hunt foi de 11254.</text:p>
      <text:p text:style-name="Text_20_body">O LUCRO individual foi de 1125.</text:p>
      <text:h text:style-name="Heading_20_3" text:outline-level="3">Os seguintes pagamentos devem ser realizados:</text:h>
      <text:list xml:id="list3473732910" text:style-name="L3">
        <text:list-item>
          <text:p text:style-name="P26">RODS RUFO deve pagar 987 para BIRO DEVIUS. <text:span text:style-name="T5">ok</text:span></text:p>
        </text:list-item>
        <text:list-item>
          <text:p text:style-name="P26">RODS RUFO deve pagar 1247 para BRUXO MONTEZUMA. <text:span text:style-name="T5">ok</text:span></text:p>
        </text:list-item>
        <text:list-item>
          <text:p text:style-name="P26">RODS RUFO deve pagar 1113 para CASILLERA.</text:p>
        </text:list-item>
        <text:list-item>
          <text:p text:style-name="P26">RODS RUFO deve pagar 1125 para FA DIINHA.</text:p>
        </text:list-item>
        <text:list-item>
          <text:p text:style-name="P26">RODS RUFO deve pagar 970 para GENOSZ. <text:span text:style-name="T5">ok</text:span></text:p>
        </text:list-item>
        <text:list-item>
          <text:p text:style-name="P26">RODS RUFO deve pagar 977 para GUARDIAN'HENRY.</text:p>
        </text:list-item>
        <text:list-item>
          <text:p text:style-name="P26">RODS RUFO deve pagar 990 para SERVEL.</text:p>
        </text:list-item>
        <text:list-item>
          <text:p text:style-name="P26">RODS RUFO deve pagar 1179 para SIR RAZZOR.</text:p>
        </text:list-item>
        <text:list-item>
          <text:p text:style-name="P23">RODS RUFO deve pagar 1120 para XONGU.</text:p>
        </text:list-item>
      </text:list>
      <text:p text:style-name="P10"/>
      <text:p text:style-name="P10"/>
      <text:p text:style-name="P10"/>
      <text:p text:style-name="P6">16/05/2020</text:p>
      <text:p text:style-name="P11"/>
      <text:p text:style-name="P11">Session data: From 2020-05-16, 20:41:52 to 2020-05-16, 21:01:46</text:p>
      <text:p text:style-name="P11">Session: 00:19h</text:p>
      <text:p text:style-name="P11">Loot Type: Leader</text:p>
      <text:p text:style-name="P11">Loot: 1,705,097</text:p>
      <text:p text:style-name="P11">Supplies: 1,139,839</text:p>
      <text:p text:style-name="P11">Balance: 565,258</text:p>
      <text:p text:style-name="P11">Bamzay</text:p>
      <text:p text:style-name="P11"><text:tab/>Loot: 184,443</text:p>
      <text:p text:style-name="P11"><text:tab/>Supplies: 229,497</text:p>
      <text:p text:style-name="P11"><text:tab/>Balance: -45,054</text:p>
      <text:p text:style-name="P11"><text:tab/>Damage: 200,797</text:p>
      <text:p text:style-name="P11"><text:tab/>Healing: 351,513</text:p>
      <text:p text:style-name="P11">Bruxo Montezuma</text:p>
      <text:p text:style-name="P11"><text:tab/>Loot: 93,072</text:p>
      <text:p text:style-name="P11"><text:soft-page-break/><text:tab/>Supplies: 225,711</text:p>
      <text:p text:style-name="P11"><text:tab/>Balance: -132,639</text:p>
      <text:p text:style-name="P11"><text:tab/>Damage: 225,113</text:p>
      <text:p text:style-name="P11"><text:tab/>Healing: 451,425</text:p>
      <text:p text:style-name="P11">Casillera</text:p>
      <text:p text:style-name="P11"><text:tab/>Loot: 112,183</text:p>
      <text:p text:style-name="P11"><text:tab/>Supplies: 60,887</text:p>
      <text:p text:style-name="P11"><text:tab/>Balance: 51,296</text:p>
      <text:p text:style-name="P11"><text:tab/>Damage: 154,036</text:p>
      <text:p text:style-name="P11"><text:tab/>Healing: 30,560</text:p>
      <text:p text:style-name="P11">Genosz</text:p>
      <text:p text:style-name="P11"><text:tab/>Loot: 173,443</text:p>
      <text:p text:style-name="P11"><text:tab/>Supplies: 33,221</text:p>
      <text:p text:style-name="P11"><text:tab/>Balance: 140,222</text:p>
      <text:p text:style-name="P11"><text:tab/>Damage: 366,521</text:p>
      <text:p text:style-name="P11"><text:tab/>Healing: 7,054</text:p>
      <text:p text:style-name="P11">Guardian'Henry</text:p>
      <text:p text:style-name="P11"><text:tab/>Loot: 184,481</text:p>
      <text:p text:style-name="P11"><text:tab/>Supplies: 49,073</text:p>
      <text:p text:style-name="P11"><text:tab/>Balance: 135,408</text:p>
      <text:p text:style-name="P11"><text:tab/>Damage: 206,715</text:p>
      <text:p text:style-name="P11"><text:tab/>Healing: 41,636</text:p>
      <text:p text:style-name="P11">Iryer Goba</text:p>
      <text:p text:style-name="P11"><text:tab/>Loot: 157,301</text:p>
      <text:p text:style-name="P11"><text:tab/>Supplies: 70,010</text:p>
      <text:p text:style-name="P11"><text:tab/>Balance: 87,291</text:p>
      <text:p text:style-name="P11"><text:tab/>Damage: 278,328</text:p>
      <text:p text:style-name="P11"><text:tab/>Healing: 1,296</text:p>
      <text:p text:style-name="P11">Larakiller</text:p>
      <text:p text:style-name="P11"><text:tab/>Loot: 172,046</text:p>
      <text:p text:style-name="P11"><text:tab/>Supplies: 168,961</text:p>
      <text:p text:style-name="P11"><text:tab/>Balance: 3,085</text:p>
      <text:p text:style-name="P11"><text:tab/>Damage: 215,786</text:p>
      <text:p text:style-name="P11"><text:tab/>Healing: 242,776</text:p>
      <text:p text:style-name="P11">Rods Rufo</text:p>
      <text:p text:style-name="P11"><text:tab/>Loot: 228,979</text:p>
      <text:p text:style-name="P11"><text:tab/>Supplies: 123,302</text:p>
      <text:p text:style-name="P11"><text:tab/>Balance: 105,677</text:p>
      <text:p text:style-name="P11"><text:tab/>Damage: 320,880</text:p>
      <text:p text:style-name="P11"><text:tab/>Healing: 0</text:p>
      <text:p text:style-name="P11">Servel (Leader)</text:p>
      <text:p text:style-name="P11"><text:tab/>Loot: 258,979</text:p>
      <text:p text:style-name="P11"><text:tab/>Supplies: 43,183</text:p>
      <text:p text:style-name="P11"><text:tab/>Balance: 215,796</text:p>
      <text:p text:style-name="P11"><text:tab/>Damage: 312,729</text:p>
      <text:p text:style-name="P11"><text:tab/>Healing: 34,581</text:p>
      <text:p text:style-name="P11">Xongu</text:p>
      <text:p text:style-name="P11"><text:tab/>Loot: 140,170</text:p>
      <text:p text:style-name="P11"><text:tab/>Supplies: 135,994</text:p>
      <text:p text:style-name="P11"><text:tab/>Balance: 4,176</text:p>
      <text:p text:style-name="P11"><text:tab/>Damage: 261,486</text:p>
      <text:p text:style-name="P11"><text:tab/>Healing: 0</text:p>
      <text:p text:style-name="P11"><text:soft-page-break/></text:p>
      <text:p text:style-name="P11">O LUCRO da hunt foi de 563.</text:p>
      <text:p text:style-name="P11"/>
      <text:p text:style-name="P11">O LUCRO individual foi de 56.</text:p>
      <text:p text:style-name="P11">Os seguintes pagamentos devem ser realizados:</text:p>
      <text:p text:style-name="P11"/>
      <text:p text:style-name="P11"><text:s text:c="4"/>GENOSZ deve pagar 84 para BAMZAY.</text:p>
      <text:p text:style-name="P11"><text:s text:c="4"/>GUARDIAN'HENRY deve pagar 18 para BAMZAY.</text:p>
      <text:p text:style-name="P11"><text:s text:c="4"/>GUARDIAN'HENRY deve pagar 61 para BRUXO MONTEZUMA.</text:p>
      <text:p text:style-name="P11"><text:s text:c="4"/>IRYER GOBA deve pagar 31 para BRUXO MONTEZUMA.</text:p>
      <text:p text:style-name="P11"><text:s text:c="4"/>RODS RUFO deve pagar 49 para BRUXO MONTEZUMA.</text:p>
      <text:p text:style-name="P11"><text:s text:c="4"/>SERVEL deve pagar 48 para BRUXO MONTEZUMA.</text:p>
      <text:p text:style-name="P11"><text:s text:c="4"/>SERVEL deve pagar 5 para CASILLERA.</text:p>
      <text:p text:style-name="P11"><text:s text:c="4"/>SERVEL deve pagar 53 para LARAKILLER.</text:p>
      <text:p text:style-name="P11"><text:s text:c="4"/>SERVEL deve pagar 52 para XONGU.</text:p>
      <text:p text:style-name="P11"/>
      <text:p text:style-name="P12">17/05/2020</text:p>
      <text:p text:style-name="P12"/>
      <text:p text:style-name="P12">Session data: From 2020-05-17, 20:25:29 to 2020-05-17, 20:50:30</text:p>
      <text:p text:style-name="P12">Session: 00:25h</text:p>
      <text:p text:style-name="P12">Loot Type: Leader</text:p>
      <text:p text:style-name="P12">Loot: 11,506,182</text:p>
      <text:p text:style-name="P12">Supplies: 1,441,281</text:p>
      <text:p text:style-name="P12">Balance: 10,064,901</text:p>
      <text:p text:style-name="P12">Bamzay</text:p>
      <text:p text:style-name="P12"><text:tab/>Loot: 146,773</text:p>
      <text:p text:style-name="P12"><text:tab/>Supplies: 305,015</text:p>
      <text:p text:style-name="P12"><text:tab/>Balance: -158,242</text:p>
      <text:p text:style-name="P12"><text:tab/>Damage: 232,703</text:p>
      <text:p text:style-name="P12"><text:tab/>Healing: 469,532</text:p>
      <text:p text:style-name="P12">Biro Devius</text:p>
      <text:p text:style-name="P12"><text:tab/>Loot: 163,255</text:p>
      <text:p text:style-name="P12"><text:tab/>Supplies: 63,538</text:p>
      <text:p text:style-name="P12"><text:tab/>Balance: 99,717</text:p>
      <text:p text:style-name="P12"><text:tab/>Damage: 300,387</text:p>
      <text:p text:style-name="P12"><text:tab/>Healing: 20,670</text:p>
      <text:p text:style-name="P12">Bruxo Montezuma</text:p>
      <text:p text:style-name="P12"><text:tab/>Loot: 147,179</text:p>
      <text:p text:style-name="P12"><text:tab/>Supplies: 244,827</text:p>
      <text:p text:style-name="P12"><text:tab/>Balance: -97,648</text:p>
      <text:p text:style-name="P12"><text:tab/>Damage: 288,759</text:p>
      <text:p text:style-name="P12"><text:tab/>Healing: 508,927</text:p>
      <text:p text:style-name="P12">Casillera (Leader)</text:p>
      <text:p text:style-name="P12"><text:tab/>Loot: 184,411</text:p>
      <text:p text:style-name="P12"><text:tab/>Supplies: 77,835</text:p>
      <text:p text:style-name="P12"><text:tab/>Balance: 106,576</text:p>
      <text:p text:style-name="P12"><text:tab/>Damage: 142,164</text:p>
      <text:p text:style-name="P12"><text:tab/>Healing: 35,500</text:p>
      <text:p text:style-name="P12">Genosz</text:p>
      <text:p text:style-name="P12"><text:tab/>Loot: 1,990,114</text:p>
      <text:p text:style-name="P12"><text:tab/>Supplies: 31,154</text:p>
      <text:p text:style-name="P12"><text:tab/>Balance: 1,958,960 <text:span text:style-name="T7">(média market 1,804,168) VALOR CORRIGIDO = 154,792</text:span></text:p>
      <text:p text:style-name="P12"><text:soft-page-break/><text:tab/>Damage: 415,309</text:p>
      <text:p text:style-name="P12"><text:tab/>Healing: 17,068</text:p>
      <text:p text:style-name="P12">Guardian'Henry</text:p>
      <text:p text:style-name="P12"><text:tab/>Loot: 183,335</text:p>
      <text:p text:style-name="P12"><text:tab/>Supplies: 44,065</text:p>
      <text:p text:style-name="P12"><text:tab/>Balance: 139,270</text:p>
      <text:p text:style-name="P12"><text:tab/>Damage: 235,657</text:p>
      <text:p text:style-name="P12"><text:tab/>Healing: 57,650</text:p>
      <text:p text:style-name="P12">Iryer Goba</text:p>
      <text:p text:style-name="P12"><text:tab/>Loot: 173,179</text:p>
      <text:p text:style-name="P12"><text:tab/>Supplies: 113,101</text:p>
      <text:p text:style-name="P12"><text:tab/>Balance: 60,078</text:p>
      <text:p text:style-name="P12"><text:tab/>Damage: 285,542</text:p>
      <text:p text:style-name="P12"><text:tab/>Healing: 0</text:p>
      <text:p text:style-name="P12">Larakiller</text:p>
      <text:p text:style-name="P12"><text:tab/>Loot: 105,111</text:p>
      <text:p text:style-name="P12"><text:tab/>Supplies: 219,816</text:p>
      <text:p text:style-name="P12"><text:tab/>Balance: -114,705</text:p>
      <text:p text:style-name="P12"><text:tab/>Damage: 254,261</text:p>
      <text:p text:style-name="P12"><text:tab/>Healing: 399,204</text:p>
      <text:p text:style-name="P12">Servel</text:p>
      <text:p text:style-name="P12"><text:tab/>Loot: 8,163,414</text:p>
      <text:p text:style-name="P12"><text:tab/>Supplies: 116,027</text:p>
      <text:p text:style-name="P12"><text:tab/>Balance: 8,047,387 <text:s/><text:span text:style-name="T6">(galea media market 7,988,333) VALOR CORRIGIDO = 59,054</text:span></text:p>
      <text:p text:style-name="P12"/>
      <text:p text:style-name="P12"><text:tab/><text:span text:style-name="T8">GALERA VENDIDA = 7,900,000</text:span></text:p>
      <text:p text:style-name="P12"><text:tab/><text:span text:style-name="T8">MORTAL MACE VENDIDA = 1,683,000</text:span></text:p>
      <text:p text:style-name="P12"/>
      <text:p text:style-name="P12"><text:tab/><text:span text:style-name="T8">BALANCE REAL = 9,642,054<text:tab/></text:span></text:p>
      <text:p text:style-name="P12"/>
      <text:p text:style-name="P12"><text:tab/>Damage: 362,122</text:p>
      <text:p text:style-name="P12"><text:tab/>Healing: 34,638</text:p>
      <text:p text:style-name="P12">Xongu</text:p>
      <text:p text:style-name="P12"><text:tab/>Loot: 249,411</text:p>
      <text:p text:style-name="P12"><text:tab/>Supplies: 225,903</text:p>
      <text:p text:style-name="P12"><text:tab/>Balance: 23,508</text:p>
      <text:p text:style-name="P12"><text:tab/>Damage: 300,366</text:p>
      <text:p text:style-name="P12"><text:tab/>Healing: 742</text:p>
      <text:p text:style-name="P12"/>
      <text:p text:style-name="P12"/>
      <text:p text:style-name="P7">21/05/2020</text:p>
      <text:p text:style-name="P13"/>
      <text:p text:style-name="P14">Session data: From 2020-05-21, 21:07:50 to 2020-05-21, 21:26:53</text:p>
      <text:p text:style-name="P14">Session: 00:19h</text:p>
      <text:p text:style-name="P14">Loot Type: Leader</text:p>
      <text:p text:style-name="P14">Loot: 1,377,657</text:p>
      <text:p text:style-name="P14">Supplies: 1,022,266</text:p>
      <text:p text:style-name="P14">Balance: 355,391</text:p>
      <text:p text:style-name="P14">Bamzay</text:p>
      <text:p text:style-name="P14"><text:tab/>Loot: 155,134</text:p>
      <text:p text:style-name="P14"><text:tab/>Supplies: 197,198</text:p>
      <text:p text:style-name="P14"><text:tab/>Balance: -42,064</text:p>
      <text:p text:style-name="P14"><text:soft-page-break/><text:tab/>Damage: 221,422</text:p>
      <text:p text:style-name="P14"><text:tab/>Healing: 450,269</text:p>
      <text:p text:style-name="P14">Casillera (Leader)</text:p>
      <text:p text:style-name="P14"><text:tab/>Loot: 51,958</text:p>
      <text:p text:style-name="P14"><text:tab/>Supplies: 53,091</text:p>
      <text:p text:style-name="P14"><text:tab/>Balance: -1,133</text:p>
      <text:p text:style-name="P14"><text:tab/>Damage: 159,364</text:p>
      <text:p text:style-name="P14"><text:tab/>Healing: 27,439</text:p>
      <text:p text:style-name="P14">Guardian'Henry</text:p>
      <text:p text:style-name="P14"><text:tab/>Loot: 96,158</text:p>
      <text:p text:style-name="P14"><text:tab/>Supplies: 36,631</text:p>
      <text:p text:style-name="P14"><text:tab/>Balance: 59,527</text:p>
      <text:p text:style-name="P14"><text:tab/>Damage: 241,114</text:p>
      <text:p text:style-name="P14"><text:tab/>Healing: 42,537</text:p>
      <text:p text:style-name="P14">Larakiller</text:p>
      <text:p text:style-name="P14"><text:tab/>Loot: 91,854</text:p>
      <text:p text:style-name="P14"><text:tab/>Supplies: 222,125</text:p>
      <text:p text:style-name="P14"><text:tab/>Balance: -130,271</text:p>
      <text:p text:style-name="P14"><text:tab/>Damage: 223,477</text:p>
      <text:p text:style-name="P14"><text:tab/>Healing: 552,721</text:p>
      <text:p text:style-name="P14">Palla du lipe</text:p>
      <text:p text:style-name="P14"><text:tab/>Loot: 93,934</text:p>
      <text:p text:style-name="P14"><text:tab/>Supplies: 40,873</text:p>
      <text:p text:style-name="P14"><text:tab/>Balance: 53,061</text:p>
      <text:p text:style-name="P14"><text:tab/>Damage: 176,400</text:p>
      <text:p text:style-name="P14"><text:tab/>Healing: 15,227</text:p>
      <text:p text:style-name="P14">Rods Rufo</text:p>
      <text:p text:style-name="P14"><text:tab/>Loot: 246,992</text:p>
      <text:p text:style-name="P14"><text:tab/>Supplies: 169,272</text:p>
      <text:p text:style-name="P14"><text:tab/>Balance: 77,720</text:p>
      <text:p text:style-name="P14"><text:tab/>Damage: 324,561</text:p>
      <text:p text:style-name="P14"><text:tab/>Healing: 2,049</text:p>
      <text:p text:style-name="P14">Servel</text:p>
      <text:p text:style-name="P14"><text:tab/>Loot: 156,912</text:p>
      <text:p text:style-name="P14"><text:tab/>Supplies: 60,080</text:p>
      <text:p text:style-name="P14"><text:tab/>Balance: 96,832</text:p>
      <text:p text:style-name="P14"><text:tab/>Damage: 294,300</text:p>
      <text:p text:style-name="P14"><text:tab/>Healing: 40,983</text:p>
      <text:p text:style-name="P14">Strong Rullez</text:p>
      <text:p text:style-name="P14"><text:tab/>Loot: 193,509</text:p>
      <text:p text:style-name="P14"><text:tab/>Supplies: 44,682</text:p>
      <text:p text:style-name="P14"><text:tab/>Balance: 148,827</text:p>
      <text:p text:style-name="P14"><text:tab/>Damage: 260,413</text:p>
      <text:p text:style-name="P14"><text:tab/>Healing: 29,854</text:p>
      <text:p text:style-name="P14">Timatos</text:p>
      <text:p text:style-name="P14"><text:tab/>Loot: 189,726</text:p>
      <text:p text:style-name="P14"><text:tab/>Supplies: 57,163</text:p>
      <text:p text:style-name="P14"><text:tab/>Balance: 132,563</text:p>
      <text:p text:style-name="P14"><text:tab/>Damage: 301,660</text:p>
      <text:p text:style-name="P14"><text:tab/>Healing: 20,770</text:p>
      <text:p text:style-name="P14">Xongu</text:p>
      <text:p text:style-name="P14"><text:tab/>Loot: 101,480</text:p>
      <text:p text:style-name="P14"><text:soft-page-break/><text:tab/>Supplies: 141,151</text:p>
      <text:p text:style-name="P14"><text:tab/>Balance: -39,671</text:p>
      <text:p text:style-name="P14"><text:tab/>Damage: 327,977</text:p>
      <text:p text:style-name="P14"><text:tab/>Healing: 0</text:p>
      <text:p text:style-name="P14"/>
      <text:p text:style-name="P14"/>
      <text:p text:style-name="P14">O LUCRO da hunt foi de 353.</text:p>
      <text:p text:style-name="P14"/>
      <text:p text:style-name="P14">O LUCRO individual foi de 35.</text:p>
      <text:p text:style-name="P14">Os seguintes pagamentos devem ser realizados:</text:p>
      <text:p text:style-name="P14"/>
      <text:p text:style-name="P14"><text:s text:c="4"/>GUARDIAN'HENRY deve pagar 24 para BAMZAY.</text:p>
      <text:p text:style-name="P14"><text:s text:c="4"/>PALLA DU LIPE deve pagar 18 para BAMZAY.</text:p>
      <text:p text:style-name="P14"><text:s text:c="4"/>RODS RUFO deve pagar 36 para BAMZAY.</text:p>
      <text:p text:style-name="P14"><text:s text:c="4"/>RODS RUFO deve pagar 6 para CASILLERA.</text:p>
      <text:p text:style-name="P14"><text:s text:c="4"/>SEVEL deve pagar 30 para CASILLERA.</text:p>
      <text:p text:style-name="P14"><text:s text:c="4"/>SEVEL deve pagar 30 para LARAKILLER.</text:p>
      <text:p text:style-name="P14"><text:s text:c="4"/>STRONG RULLEZ deve pagar 114 para LARAKILLER.</text:p>
      <text:p text:style-name="P14"><text:s text:c="4"/>TIMATOS deve pagar 21 para LARAKILLER.</text:p>
      <text:p text:style-name="P14"><text:s text:c="4"/>TIMATOS deve pagar 75 para XONGU.</text:p>
      <text:p text:style-name="P14"/>
      <text:p text:style-name="P14"/>
      <text:p text:style-name="P14"/>
      <text:p text:style-name="P15">10/6/2020</text:p>
      <text:p text:style-name="P15"/>
      <text:p text:style-name="P15">Session data: From 2020-06-10, 19:05:09 to 2020-06-10, 19:26:12</text:p>
      <text:p text:style-name="P15">Session: 00:21h</text:p>
      <text:p text:style-name="P15">Loot Type: Leader</text:p>
      <text:p text:style-name="P15">Loot: 1,450,466</text:p>
      <text:p text:style-name="P15">Supplies: 1,048,579</text:p>
      <text:p text:style-name="P15">Balance: 401,887</text:p>
      <text:p text:style-name="P15">Bamzay</text:p>
      <text:p text:style-name="P15"><text:tab/>Loot: 84,556</text:p>
      <text:p text:style-name="P15"><text:tab/>Supplies: 184,233</text:p>
      <text:p text:style-name="P15"><text:tab/>Balance: -99,677</text:p>
      <text:p text:style-name="P15"><text:tab/>Damage: 218,651</text:p>
      <text:p text:style-name="P15"><text:tab/>Healing: 460,218</text:p>
      <text:p text:style-name="P15">Biro Devius</text:p>
      <text:p text:style-name="P15"><text:tab/>Loot: 144,455</text:p>
      <text:p text:style-name="P15"><text:tab/>Supplies: 40,586</text:p>
      <text:p text:style-name="P15"><text:tab/>Balance: 103,869</text:p>
      <text:p text:style-name="P15"><text:tab/>Damage: 323,241</text:p>
      <text:p text:style-name="P15"><text:tab/>Healing: 21,683</text:p>
      <text:p text:style-name="P15">Casillera (Leader)</text:p>
      <text:p text:style-name="P15"><text:tab/>Loot: 257,221</text:p>
      <text:p text:style-name="P15"><text:tab/>Supplies: 93,566</text:p>
      <text:p text:style-name="P15"><text:tab/>Balance: 163,655</text:p>
      <text:p text:style-name="P15"><text:tab/>Damage: 150,835</text:p>
      <text:p text:style-name="P15"><text:tab/>Healing: 76,706</text:p>
      <text:p text:style-name="P15">Incsent Blackfingers</text:p>
      <text:p text:style-name="P15"><text:tab/>Loot: 175,611</text:p>
      <text:p text:style-name="P15"><text:tab/>Supplies: 214,092</text:p>
      <text:p text:style-name="P15"><text:soft-page-break/><text:tab/>Balance: -38,481</text:p>
      <text:p text:style-name="P15"><text:tab/>Damage: 187,107</text:p>
      <text:p text:style-name="P15"><text:tab/>Healing: 375,707</text:p>
      <text:p text:style-name="P15">Oktoryz</text:p>
      <text:p text:style-name="P15"><text:tab/>Loot: 110,189</text:p>
      <text:p text:style-name="P15"><text:tab/>Supplies: 98,165</text:p>
      <text:p text:style-name="P15"><text:tab/>Balance: 12,024</text:p>
      <text:p text:style-name="P15"><text:tab/>Damage: 123,147</text:p>
      <text:p text:style-name="P15"><text:tab/>Healing: 91,122</text:p>
      <text:p text:style-name="P15">Palla du lipe</text:p>
      <text:p text:style-name="P15"><text:tab/>Loot: 128,058</text:p>
      <text:p text:style-name="P15"><text:tab/>Supplies: 29,196</text:p>
      <text:p text:style-name="P15"><text:tab/>Balance: 98,862</text:p>
      <text:p text:style-name="P15"><text:tab/>Damage: 227,027</text:p>
      <text:p text:style-name="P15"><text:tab/>Healing: 20,682</text:p>
      <text:p text:style-name="P15">Rods Rufo</text:p>
      <text:p text:style-name="P15"><text:tab/>Loot: 131,532</text:p>
      <text:p text:style-name="P15"><text:tab/>Supplies: 175,937</text:p>
      <text:p text:style-name="P15"><text:tab/>Balance: -44,405</text:p>
      <text:p text:style-name="P15"><text:tab/>Damage: 314,814</text:p>
      <text:p text:style-name="P15"><text:tab/>Healing: 2,921</text:p>
      <text:p text:style-name="P15">Takash</text:p>
      <text:p text:style-name="P15"><text:tab/>Loot: 105,130</text:p>
      <text:p text:style-name="P15"><text:tab/>Supplies: 24,920</text:p>
      <text:p text:style-name="P15"><text:tab/>Balance: 80,210</text:p>
      <text:p text:style-name="P15"><text:tab/>Damage: 317,762</text:p>
      <text:p text:style-name="P15"><text:tab/>Healing: 44,869</text:p>
      <text:p text:style-name="P15">Timatos</text:p>
      <text:p text:style-name="P15"><text:tab/>Loot: 198,718</text:p>
      <text:p text:style-name="P15"><text:tab/>Supplies: 48,519</text:p>
      <text:p text:style-name="P15"><text:tab/>Balance: 150,199</text:p>
      <text:p text:style-name="P15"><text:tab/>Damage: 327,758</text:p>
      <text:p text:style-name="P15"><text:tab/>Healing: 40,944</text:p>
      <text:p text:style-name="P15">Xongu</text:p>
      <text:p text:style-name="P15"><text:tab/>Loot: 114,996</text:p>
      <text:p text:style-name="P15"><text:tab/>Supplies: 139,365</text:p>
      <text:p text:style-name="P15"><text:tab/>Balance: -24,369</text:p>
      <text:p text:style-name="P15"><text:tab/>Damage: 297,061</text:p>
      <text:p text:style-name="P15"><text:tab/>Healing: 0</text:p>
      <text:p text:style-name="P15"/>
      <text:p text:style-name="P15"/>
      <text:p text:style-name="P15"/>
      <text:p text:style-name="P15"/>
      <text:p text:style-name="P15"/>
      <text:p text:style-name="P20">12/6/2020</text:p>
      <text:p text:style-name="P19"/>
      <text:p text:style-name="P19">Session data: From 2020-06-12, 19:20:04 to 2020-06-12, 19:41:58</text:p>
      <text:p text:style-name="P19">Session: 00:21h</text:p>
      <text:p text:style-name="P19">Loot Type: Leader</text:p>
      <text:p text:style-name="P19">Loot: 9,405,267</text:p>
      <text:p text:style-name="P19">Supplies: 1,011,113</text:p>
      <text:p text:style-name="P19">Balance: 8,394,154</text:p>
      <text:p text:style-name="P19">Alonzo Harriz</text:p>
      <text:p text:style-name="P19"><text:tab/>Loot: 110,006</text:p>
      <text:p text:style-name="P19"><text:tab/>Supplies: 32,871</text:p>
      <text:p text:style-name="P19"><text:tab/>Balance: 77,135</text:p>
      <text:p text:style-name="P19"><text:tab/>Damage: 123,446</text:p>
      <text:p text:style-name="P19"><text:tab/>Healing: 16,398</text:p>
      <text:p text:style-name="P19">Bamzay</text:p>
      <text:p text:style-name="P19"><text:tab/>Loot: 154,800</text:p>
      <text:p text:style-name="P19"><text:tab/>Supplies: 188,212</text:p>
      <text:p text:style-name="P19"><text:tab/>Balance: -33,412</text:p>
      <text:p text:style-name="P19"><text:tab/>Damage: 186,992</text:p>
      <text:p text:style-name="P19"><text:tab/>Healing: 342,287</text:p>
      <text:p text:style-name="P19">Betcheu</text:p>
      <text:p text:style-name="P19"><text:tab/>Loot: 0</text:p>
      <text:p text:style-name="P19"><text:tab/>Supplies: 42,264</text:p>
      <text:p text:style-name="P19"><text:tab/>Balance: -42,264 = 0 porque morreu</text:p>
      <text:p text:style-name="P19"><text:tab/>Damage: 199,545</text:p>
      <text:p text:style-name="P19"><text:tab/>Healing: 20,374</text:p>
      <text:p text:style-name="P19">Casillera (Leader)</text:p>
      <text:p text:style-name="P19"><text:tab/>Loot: 161,922</text:p>
      <text:p text:style-name="P19"><text:tab/>Supplies: 95,922</text:p>
      <text:p text:style-name="P19"><text:tab/>Balance: 66,000</text:p>
      <text:p text:style-name="P19"><text:tab/>Damage: 180,751</text:p>
      <text:p text:style-name="P19"><text:tab/>Healing: 69,062</text:p>
      <text:p text:style-name="P19">Gesiian</text:p>
      <text:p text:style-name="P19"><text:tab/>Loot: 8,195,535</text:p>
      <text:p text:style-name="P19"><text:tab/>Supplies: 53,091</text:p>
      <text:p text:style-name="P19"><text:tab/>Balance: 8,142,444 – market = 109</text:p>
      <text:p text:style-name="P19"><text:tab/>Damage: 448,554</text:p>
      <text:p text:style-name="P19"><text:tab/>Healing: 23,467</text:p>
      <text:p text:style-name="P19">Huguera Cremosin</text:p>
      <text:p text:style-name="P19"><text:tab/>Loot: 179,356</text:p>
      <text:p text:style-name="P19"><text:tab/>Supplies: 178,868</text:p>
      <text:p text:style-name="P19"><text:tab/>Balance: 488</text:p>
      <text:p text:style-name="P19"><text:tab/>Damage: 264,203</text:p>
      <text:p text:style-name="P19"><text:tab/>Healing: 400,428</text:p>
      <text:p text:style-name="P19">Incsent Blackfingers</text:p>
      <text:p text:style-name="P19"><text:tab/>Loot: 149,068</text:p>
      <text:p text:style-name="P19"><text:tab/>Supplies: 188,727</text:p>
      <text:p text:style-name="P19"><text:tab/>Balance: -39,659</text:p>
      <text:p text:style-name="P19"><text:tab/>Damage: 197,001</text:p>
      <text:p text:style-name="P19"><text:tab/>Healing: 283,974</text:p>
      <text:p text:style-name="P19">Iryer Goba</text:p>
      <text:p text:style-name="P19"><text:tab/>Loot: 153,202</text:p>
      <text:p text:style-name="P19"><text:soft-page-break/><text:tab/>Supplies: 87,464</text:p>
      <text:p text:style-name="P19"><text:tab/>Balance: 65,738</text:p>
      <text:p text:style-name="P19"><text:tab/>Damage: 263,043</text:p>
      <text:p text:style-name="P19"><text:tab/>Healing: 1,415</text:p>
      <text:p text:style-name="P19">Rods Rufo</text:p>
      <text:p text:style-name="P19"><text:tab/>Loot: 141,202</text:p>
      <text:p text:style-name="P19"><text:tab/>Supplies: 125,323</text:p>
      <text:p text:style-name="P19"><text:tab/>Balance: 15,879</text:p>
      <text:p text:style-name="P19"><text:tab/>Damage: 293,345</text:p>
      <text:p text:style-name="P19"><text:tab/>Healing: 7,198</text:p>
      <text:p text:style-name="P19">Takash</text:p>
      <text:p text:style-name="P19"><text:tab/>Loot: 160,176</text:p>
      <text:p text:style-name="P19"><text:tab/>Supplies: 18,371</text:p>
      <text:p text:style-name="P19"><text:tab/>Balance: 141,805</text:p>
      <text:p text:style-name="P19"><text:tab/>Damage: 343,240</text:p>
      <text:p text:style-name="P19"><text:tab/>Healing: 19,67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fo </meta:initial-creator>
    <meta:creation-date>2020-05-12T20:58:40.533458103</meta:creation-date>
    <dc:date>2020-06-12T19:44:42.566243108</dc:date>
    <dc:creator>Rodolfo </dc:creator>
    <meta:editing-duration>PT6H59M18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5" meta:paragraph-count="678" meta:word-count="1799" meta:character-count="12849" meta:non-whitespace-character-count="11195"/>
  </office:meta>
</office:document-meta>
</file>